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4f413"/>
    </style:style>
    <style:style style:name="P2" style:family="paragraph" style:parent-style-name="Text_20_body">
      <style:text-properties officeooo:rsid="0014f413" officeooo:paragraph-rsid="0014f413"/>
    </style:style>
    <style:style style:name="P3" style:family="paragraph" style:parent-style-name="Text_20_body">
      <style:text-properties officeooo:rsid="0014f413" officeooo:paragraph-rsid="0016b852"/>
    </style:style>
    <style:style style:name="P4" style:family="paragraph" style:parent-style-name="Text_20_body">
      <style:text-properties officeooo:rsid="0017ecd8" officeooo:paragraph-rsid="0017ecd8"/>
    </style:style>
    <style:style style:name="P5" style:family="paragraph" style:parent-style-name="Text_20_body">
      <style:text-properties officeooo:rsid="001b6f80" officeooo:paragraph-rsid="001b6f80"/>
    </style:style>
    <style:style style:name="P6" style:family="paragraph" style:parent-style-name="Text_20_body">
      <style:text-properties officeooo:rsid="001d0d1d" officeooo:paragraph-rsid="001d0d1d"/>
    </style:style>
    <style:style style:name="P7" style:family="paragraph" style:parent-style-name="Text_20_body">
      <style:text-properties officeooo:rsid="0021c3c4" officeooo:paragraph-rsid="0021c3c4"/>
    </style:style>
    <style:style style:name="P8" style:family="paragraph" style:parent-style-name="Text_20_body">
      <style:text-properties officeooo:rsid="00235249" officeooo:paragraph-rsid="00235249"/>
    </style:style>
    <style:style style:name="P9" style:family="paragraph" style:parent-style-name="Text_20_body">
      <style:text-properties officeooo:rsid="00252e19" officeooo:paragraph-rsid="00252e19"/>
    </style:style>
    <style:style style:name="P10" style:family="paragraph" style:parent-style-name="Text_20_body">
      <style:text-properties officeooo:rsid="0025ce52" officeooo:paragraph-rsid="0025ce52"/>
    </style:style>
    <style:style style:name="P11" style:family="paragraph" style:parent-style-name="Text_20_body">
      <style:text-properties officeooo:rsid="0025d25f" officeooo:paragraph-rsid="0025d25f"/>
    </style:style>
    <style:style style:name="P12" style:family="paragraph" style:parent-style-name="Standard">
      <style:text-properties officeooo:rsid="0014f413" officeooo:paragraph-rsid="0014f413"/>
    </style:style>
    <style:style style:name="P13" style:family="paragraph" style:parent-style-name="Standard">
      <style:text-properties officeooo:rsid="0014f413" officeooo:paragraph-rsid="0016b852"/>
    </style:style>
    <style:style style:name="P14" style:family="paragraph" style:parent-style-name="Standard">
      <style:text-properties officeooo:paragraph-rsid="0016b852"/>
    </style:style>
    <style:style style:name="P15" style:family="paragraph" style:parent-style-name="Heading_20_1">
      <style:paragraph-properties fo:break-before="page"/>
      <style:text-properties officeooo:paragraph-rsid="0016b852"/>
    </style:style>
    <style:style style:name="P16" style:family="paragraph" style:parent-style-name="Standard" style:list-style-name="L1">
      <style:text-properties officeooo:rsid="00137e88" officeooo:paragraph-rsid="00137e88"/>
    </style:style>
    <style:style style:name="P17" style:family="paragraph" style:parent-style-name="Standard" style:list-style-name="L1">
      <style:text-properties officeooo:rsid="0016b83e" officeooo:paragraph-rsid="0016b83e"/>
    </style:style>
    <style:style style:name="P18" style:family="paragraph" style:parent-style-name="Standard" style:list-style-name="L1">
      <style:text-properties officeooo:rsid="0014f413" officeooo:paragraph-rsid="0014f413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14f413" officeooo:paragraph-rsid="0014f413"/>
    </style:style>
    <style:style style:name="T1" style:family="text">
      <style:text-properties officeooo:rsid="00137e88"/>
    </style:style>
    <style:style style:name="T2" style:family="text">
      <style:text-properties officeooo:rsid="0014f41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6b852"/>
    </style:style>
    <style:style style:name="T5" style:family="text">
      <style:text-properties officeooo:rsid="0017ecd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9a127"/>
    </style:style>
    <style:style style:name="T8" style:family="text">
      <style:text-properties officeooo:rsid="001d0d1d"/>
    </style:style>
    <style:style style:name="T9" style:family="text">
      <style:text-properties officeooo:rsid="0021c3c4"/>
    </style:style>
    <style:style style:name="T10" style:family="text">
      <style:text-properties officeooo:rsid="00235249"/>
    </style:style>
    <style:style style:name="T11" style:family="text">
      <style:text-properties officeooo:rsid="00252e19"/>
    </style:style>
    <style:style style:name="T12" style:family="text">
      <style:text-properties officeooo:rsid="0025ce5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ctividades a realizar <text:span text:style-name="T2">(22 enero 2019)</text:span></text:h>
      <text:p text:style-name="P2"><text:span text:style-name="T3">Nombre y apellidos:</text:span> <text:s/></text:p>
      <text:p text:style-name="Standard"/>
      <text:p text:style-name="P12">Instrucciones: Realiza las siguiente actividades indicando en cada paso los comandos utilizados y el cambio real que has obtenido.</text:p>
      <text:list xml:id="list4286808889" text:style-name="L1">
        <text:list-item>
          <text:p text:style-name="P16">Crea un repositorio con git en tu cuenta de randion.es, después de crear una carpeta con tu apellido en cmdg? El nombre del respositorio será ‘examen.git’</text:p>
        </text:list-item>
        <text:list-item>
          <text:p text:style-name="P16">Añade un fichero index.php con el phpinfo() como única instrucción.</text:p>
        </text:list-item>
        <text:list-item>
          <text:p text:style-name="P17">Crea una rama ‘developer’ y mu<text:span text:style-name="T7">é</text:span>vete a ella.</text:p>
        </text:list-item>
        <text:list-item>
          <text:p text:style-name="P16">Haz un commit (y lo que se requiera previamente)</text:p>
        </text:list-item>
        <text:list-item>
          <text:p text:style-name="P16">Clona ese repositorio en una cuenta local de tu ordenador en una carpeta con acceso para el servidor Web</text:p>
        </text:list-item>
        <text:list-item>
          <text:p text:style-name="P16">Crea un proyecto con el IDE <text:s/>que apunte al código <text:span text:style-name="T9">local </text:span>existente.</text:p>
        </text:list-item>
        <text:list-item>
          <text:p text:style-name="P16">Crea una configuración en el IDE que facilite el acceso a la copia remota.</text:p>
        </text:list-item>
        <text:list-item>
          <text:p text:style-name="P16">Ejecuta el proyecto en modo local y en modo remoto.</text:p>
        </text:list-item>
        <text:list-item>
          <text:p text:style-name="P18">Modifica el fichero local index.php tal que visualice un ‘Hola mundo’ en sustitución de phpinfo(). Haz un commit.</text:p>
        </text:list-item>
        <text:list-item>
          <text:p text:style-name="P18">Vuelve a e<text:span text:style-name="T1">jecutar el proyecto en modo local y en modo remoto.</text:span></text:p>
        </text:list-item>
        <text:list-item>
          <text:p text:style-name="P18">Comprueba los remotos definidos en tu repositorio local. Si es necesario define el remoto en tu repositorio local.</text:p>
        </text:list-item>
        <text:list-item>
          <text:p text:style-name="P19">Sube el commit local al repositorio remoto. Ejecuta la versión remota nuevamente.</text:p>
        </text:list-item>
      </text:list>
      <text:h text:style-name="P15" text:outline-level="1">Actividades a realizar <text:span text:style-name="T2">(22 enero 2019) <text:s/>Solución</text:span></text:h>
      <text:p text:style-name="P3"><text:span text:style-name="T3">Nombre y apellidos:</text:span> <text:s/></text:p>
      <text:p text:style-name="P14"/>
      <text:p text:style-name="P13">Instrucciones: Realiza las siguiente actividades indicando en cada paso los comandos utilizados y el cambio real que has obtenido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regunta"><text:span text:style-name="T4">1) </text:span>Crea un repositorio con git en tu cuenta de randion.es, después de crear una carpeta con tu apellido en cmdg. El nombre del respositorio será ‘examen.<text:span text:style-name="T5">git</text:span>’</text:p>
          </table:table-cell>
        </table:table-row>
        <table:table-row>
          <table:table-cell table:style-name="Tabla1.A2" office:value-type="string">
            <text:p text:style-name="P4">- Conecto al remoto vía ssh:</text:p>
            <text:p text:style-name="P4">ssh <text:a xlink:type="simple" xlink:href="mailto:randion@randion.es" text:style-name="Internet_20_link" text:visited-style-name="Visited_20_Internet_20_Link">randion@randion.es</text:a></text:p>
            <text:p text:style-name="P4">- Inicio git en la carpeta<text:span text:style-name="T6">“/var/www/alumnos/cmdg1/examen.git”</text:span></text:p>
            <text:p text:style-name="P4">git init</text:p>
          </table:table-cell>
        </table:table-row>
        <table:table-row>
          <table:table-cell table:style-name="Tabla1.A2" office:value-type="string">
            <text:p text:style-name="Pregunta">2) Añade un fichero index.php con el phpinfo() como única instrucción.</text:p>
          </table:table-cell>
        </table:table-row>
        <table:table-row>
          <table:table-cell table:style-name="Tabla1.A2" office:value-type="string">
            <text:p text:style-name="P4">Uso vim para crear el fichero solicitadoy lo guardo en la raíz del proyecto.</text:p>
            <text:p text:style-name="P4">Compruebo que funciona correctamente.</text:p>
          </table:table-cell>
        </table:table-row>
        <table:table-row>
          <table:table-cell table:style-name="Tabla1.A2" office:value-type="string">
            <text:p text:style-name="Pregunta">3) Crea una rama ‘developer’ y mu<text:span text:style-name="T7">é</text:span>vete a ella.</text:p>
          </table:table-cell>
        </table:table-row>
        <table:table-row>
          <table:table-cell table:style-name="Tabla1.A2" office:value-type="string">
            <text:p text:style-name="P5">“<text:span text:style-name="T8">git</text:span> checkout -b developer”</text:p>
          </table:table-cell>
        </table:table-row>
        <table:table-row>
          <table:table-cell table:style-name="Tabla1.A2" office:value-type="string">
            <text:p text:style-name="Pregunta">4) Haz un commit (y lo que se requiera previamente)</text:p>
          </table:table-cell>
        </table:table-row>
        <table:table-row>
          <table:table-cell table:style-name="Tabla1.A2" office:value-type="string">
            <text:p text:style-name="P6">Hacemos:</text:p>
            <text:p text:style-name="P6">git add index.php</text:p>
            <text:p text:style-name="P6">git commit -m “Primer commit”</text:p>
          </table:table-cell>
        </table:table-row>
        <table:table-row>
          <table:table-cell table:style-name="Tabla1.A2" office:value-type="string">
            <text:p text:style-name="Pregunta">5) Clona ese repositorio en una cuenta local de tu ordenador en una carpeta con acceso para el servidor Web</text:p>
          </table:table-cell>
        </table:table-row>
        <table:table-row>
          <table:table-cell table:style-name="Tabla1.A2" office:value-type="string">
            <text:p text:style-name="P7">‘git clone cmdg1@randion.es:/var/www/alumnos/cmdg1/examen.git’</text:p>
          </table:table-cell>
        </table:table-row>
        <table:table-row>
          <table:table-cell table:style-name="Tabla1.A2" office:value-type="string">
            <text:p text:style-name="Pregunta">6) Crea un proyecto con el IDE <text:s/>que apunte al código <text:span text:style-name="T9">local </text:span>existente.</text:p>
          </table:table-cell>
        </table:table-row>
        <table:table-row>
          <table:table-cell table:style-name="Tabla1.A2" office:value-type="string">
            <text:p text:style-name="P7">Uso netbeans, <text:span text:style-name="T10">creo un proyecto y configuro las propiedades.</text:span></text:p>
          </table:table-cell>
        </table:table-row>
        <table:table-row>
          <table:table-cell table:style-name="Tabla1.A2" office:value-type="string">
            <text:p text:style-name="Pregunta">7) Crea una configuración en el IDE que facilite el acceso a la copia remota.</text:p>
          </table:table-cell>
        </table:table-row>
        <table:table-row>
          <table:table-cell table:style-name="Tabla1.A2" office:value-type="string">
            <text:p text:style-name="P8">Añado a las propiedades una nueva configuración. Le llamo ‘<text:span text:style-name="T11">cmdg1</text:span>.randion.es’</text:p>
          </table:table-cell>
        </table:table-row>
        <table:table-row>
          <table:table-cell table:style-name="Tabla1.A2" office:value-type="string">
            <text:p text:style-name="Pregunta">8) Ejecuta el proyecto en modo local y en modo remoto.</text:p>
          </table:table-cell>
        </table:table-row>
        <text:soft-page-break/>
        <table:table-row>
          <table:table-cell table:style-name="Tabla1.A2" office:value-type="string">
            <text:p text:style-name="P9">Todo correcto. Hay varias formas de ejecutarlo: desde el navegador o desde el IDE (netbeans) <text:span text:style-name="T12">y en local o remoto</text:span>, por tanto 4 ejecuciones para probar todas las posibilidades.</text:p>
          </table:table-cell>
        </table:table-row>
        <table:table-row>
          <table:table-cell table:style-name="Tabla1.A2" office:value-type="string">
            <text:p text:style-name="Pregunta">9) Modifica el fichero local index.php tal que visualice un ‘Hola mundo’ en sustitución de phpinfo(). Haz un commit.</text:p>
          </table:table-cell>
        </table:table-row>
        <table:table-row>
          <table:table-cell table:style-name="Tabla1.A2" office:value-type="string">
            <text:p text:style-name="P10">Hecho</text:p>
          </table:table-cell>
        </table:table-row>
        <table:table-row>
          <table:table-cell table:style-name="Tabla1.A2" office:value-type="string">
            <text:p text:style-name="Pregunta">10) Vuelve a ejecuta<text:span text:style-name="T7">r</text:span> el proyecto en modo local y en modo remoto.</text:p>
          </table:table-cell>
        </table:table-row>
        <table:table-row>
          <table:table-cell table:style-name="Tabla1.A2" office:value-type="string">
            <text:p text:style-name="P10">Hecho</text:p>
          </table:table-cell>
        </table:table-row>
        <table:table-row>
          <table:table-cell table:style-name="Tabla1.A2" office:value-type="string">
            <text:p text:style-name="Pregunta">11) Comprueba los remotos definidos en tu repositorio local. Si es necesario define el remoto en tu repositorio local.</text:p>
          </table:table-cell>
        </table:table-row>
        <table:table-row>
          <table:table-cell table:style-name="Tabla1.A2" office:value-type="string">
            <text:p text:style-name="Text_20_body">‘<text:span text:style-name="T12">git remote -v’ <text:s/>para visualizar los remotos</text:span></text:p>
            <text:p text:style-name="Text_20_body">‘<text:span text:style-name="T12">git remote add </text:span><text:a xlink:type="simple" xlink:href="mailto:cmdg1@randion.es" text:style-name="Internet_20_link" text:visited-style-name="Visited_20_Internet_20_Link"><text:span text:style-name="T12">cmdg1@randion.es</text:span></text:a><text:span text:style-name="T12">:/var/www/alumnos/cmdg1/examen.git’ para añadirlo.</text:span></text:p>
          </table:table-cell>
        </table:table-row>
        <table:table-row>
          <table:table-cell table:style-name="Tabla1.A2" office:value-type="string">
            <text:p text:style-name="Pregunta">12) Sube el commit local al repositorio remoto. Ejecuta la versión remota nuevamente.</text:p>
          </table:table-cell>
        </table:table-row>
        <table:table-row>
          <table:table-cell table:style-name="Tabla1.A2" office:value-type="string">
            <text:p text:style-name="P11">Hecho. No pude subir a una rama checkout, Cambié la rama activa de developer a master (en el remoto) para subir los cambios de la rama developer local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1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n_20_título1" style:display-name="Sin título1" style:family="paragraph" style:parent-style-name="Figure_20_Index_20_Heading">
      <style:paragraph-properties fo:margin-left="0cm" fo:margin-right="0cm" fo:margin-top="0.42cm" fo:margin-bottom="0.21cm" loext:contextual-spacing="false" fo:text-indent="0cm" style:auto-text-indent="false"/>
      <style:text-properties fo:color="#6666ff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gunta" style:family="paragraph" style:parent-style-name="Text_20_body">
      <style:text-properties fo:color="#6666ff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dion </meta:initial-creator>
    <meta:creation-date>2019-01-22T18:39:55.631313983</meta:creation-date>
    <dc:date>2019-01-23T13:56:44.599579721</dc:date>
    <dc:creator>randion </dc:creator>
    <meta:editing-duration>PT1H33M2S</meta:editing-duration>
    <meta:editing-cycles>8</meta:editing-cycles>
    <meta:generator>LibreOffice/6.1.3.2$Linux_X86_64 LibreOffice_project/10$Build-2</meta:generator>
    <meta:document-statistic meta:table-count="1" meta:image-count="0" meta:object-count="0" meta:page-count="3" meta:paragraph-count="49" meta:word-count="558" meta:character-count="3377" meta:non-whitespace-character-count="2872"/>
  </office:meta>
</office:document-meta>
</file>